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svg:stroke-width="0in" svg:stroke-color="#3465a4" draw:marker-start-width="0.0787in" draw:marker-end-width="0.0787in" draw:fill="solid" draw:fill-color="#ffffff" fo:min-height="0.6169in"/>
    </style:style>
    <style:style style:name="P1" style:family="paragraph">
      <loext:graphic-properties draw:fill="solid" draw:fill-color="#ffffff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Text Frame 1" draw:style-name="gr1" draw:text-style-name="P1" svg:width="2.3413in" svg:height="0.6169in" svg:x="10.9917in" svg:y="3.0425in">
            <draw:text-box>
              <text:p>Una parella es queda a A, l’altra va a B i intercalem. Les parelles queden ordenades. </text:p>
            </draw:text-box>
          </draw:frame>
          <draw:frame draw:z-index="1" draw:name="Text Frame 2" draw:style-name="gr1" draw:text-style-name="P1" svg:width="2.3413in" svg:height="0.6169in" svg:x="10.2224in" svg:y="5.5949in">
            <draw:text-box>
              <text:p>Un grup el poses a la primera pila, el següent a l’altra i anar alternant</text:p>
            </draw:text-box>
          </draw:frame>
        </table:shapes>
        <table:table-column table:style-name="co1" table:number-columns-repeated="1018" table:default-cell-style-name="ce1"/>
        <table:table-column table:style-name="co1" table:number-columns-repeated="6" table:default-cell-style-name="Default"/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PAREL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pb pb sb</text:p>
          </table:table-cell>
          <table:table-cell table:style-name="ce2" table:number-columns-repeated="2"/>
          <table:table-cell table:style-name="ce2" office:value-type="string" calcext:value-type="string">
            <text:p>sa ra ra</text:p>
          </table:table-cell>
          <table:table-cell table:style-name="ce2" table:number-columns-repeated="2"/>
          <table:table-cell table:style-name="ce2" office:value-type="string" calcext:value-type="string">
            <text:p>pb pb</text:p>
          </table:table-cell>
          <table:table-cell table:style-name="ce2" table:number-columns-repeated="2"/>
          <table:table-cell table:style-name="ce2" office:value-type="string" calcext:value-type="string">
            <text:p>sa</text:p>
          </table:table-cell>
          <table:table-cell table:style-name="ce2" table:number-columns-repeated="1005"/>
          <table:table-cell table:style-name="ce3" table:number-columns-repeated="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table:style-name="Default" table:number-columns-repeated="4"/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/>
          <table:table-cell table:style-name="Default" table:number-columns-repeated="2"/>
          <table:table-cell table:style-name="ce3"/>
          <table:table-cell table:style-name="ce2" table:number-columns-repeated="1002"/>
          <table:table-cell table:style-name="ce3" table:number-columns-repeated="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GRUPS DE 4</text:p>
          </table:table-cell>
          <table:table-cell table:style-name="Default" table:number-columns-repeated="2"/>
          <table:table-cell table:style-name="Default" office:value-type="string" calcext:value-type="string">
            <text:p>ra pa ra ra pa ra</text:p>
          </table:table-cell>
          <table:table-cell table:style-name="Default" table:number-columns-repeated="2"/>
          <table:table-cell office:value-type="string" calcext:value-type="string">
            <text:p>pb rb rb pb rb rb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Default" table:number-columns-repeated="4"/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ra</text:p>
          </table:table-cell>
          <table:table-cell table:number-columns-repeated="1013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 ra</text:p>
          </table:table-cell>
          <table:table-cell table:number-columns-repeated="1013"/>
        </table:table-row>
        <table:table-row table:style-name="ro1"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</text:p>
          </table:table-cell>
          <table:table-cell table:number-columns-repeated="1013"/>
        </table:table-row>
        <table:table-row table:style-name="ro1"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a ra</text:p>
          </table:table-cell>
          <table:table-cell table:number-columns-repeated="1013"/>
        </table:table-row>
        <table:table-row table:style-name="ro1"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a ra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Default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/>
          <table:table-cell office:value-type="string" calcext:value-type="string">
            <text:p>ra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 ra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ra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F18:Sheet1.F2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1:09:15.192764762</meta:creation-date>
    <dc:date>2024-07-16T10:38:46.457097150</dc:date>
    <meta:editing-duration>PT1H9M23S</meta:editing-duration>
    <meta:editing-cycles>6</meta:editing-cycles>
    <meta:generator>LibreOffice/7.3.7.2$Linux_X86_64 LibreOffice_project/30$Build-2</meta:generator>
    <meta:document-statistic meta:table-count="1" meta:cell-count="86" meta:object-count="2"/>
  </office:meta>
</office:document-meta>
</file>